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dobe 黑体 Std R'" style:font-family-generic="swiss" style:font-pitch="variable" fo:font-size="24pt" style:font-family-asian="'Adobe 黑体 Std R'" style:font-family-generic-asian="swiss" style:font-pitch-asian="variable" style:font-size-asian="24pt" style:font-size-complex="24pt"/>
    </style:style>
    <style:style style:name="T1" style:family="text">
      <style:text-properties fo:font-family="'Adobe 黑体 Std R'" style:font-family-generic="swiss" style:font-pitch="variable" fo:font-size="24pt" style:font-family-asian="'Adobe 黑体 Std R'" style:font-family-generic-asian="swiss" style:font-pitch-asian="variabl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.5cm" svg:height="2.5cm" svg:x="6.5cm" svg:y="5.5cm">
          <text:p text:style-name="P1"><text:span text:style-name="T1">驾驶人行为实验</text:span></text:p>
        </draw:rect>
        <draw:rect draw:style-name="gr1" draw:text-style-name="P2" draw:id="id2" draw:layer="layout" svg:width="5.5cm" svg:height="2.5cm" svg:x="7cm" svg:y="9cm">
          <text:p text:style-name="P1"><text:span text:style-name="T1">数据处理</text:span></text:p>
        </draw:rect>
        <draw:rect draw:style-name="gr1" draw:text-style-name="P2" draw:id="id3" draw:layer="layout" svg:width="5.5cm" svg:height="2.5cm" svg:x="2.5cm" svg:y="13cm">
          <text:p text:style-name="P1"><text:span text:style-name="T1">集计分析</text:span></text:p>
        </draw:rect>
        <draw:rect draw:style-name="gr1" draw:text-style-name="P2" draw:id="id4" draw:layer="layout" svg:width="7.5cm" svg:height="2.5cm" svg:x="10cm" svg:y="13cm">
          <text:p text:style-name="P1"><text:span text:style-name="T1">跟驰模型参数标定</text:span></text:p>
        </draw:rect>
        <draw:rect draw:style-name="gr1" draw:text-style-name="P2" draw:id="id5" draw:layer="layout" svg:width="8cm" svg:height="2.5cm" svg:x="6cm" svg:y="17cm">
          <text:p text:style-name="P1"><text:span text:style-name="T1">驾驶人行为特性差异</text:span></text:p>
        </draw:rect>
        <draw:rect draw:style-name="gr1" draw:text-style-name="P2" draw:id="id6" draw:layer="layout" svg:width="8cm" svg:height="2.5cm" svg:x="6cm" svg:y="21cm">
          <text:p text:style-name="P1"><text:span text:style-name="T1">微观交通流模拟</text:span></text:p>
        </draw:rect>
        <draw:rect draw:style-name="gr1" draw:text-style-name="P2" draw:id="id7" draw:layer="layout" svg:width="10cm" svg:height="2cm" svg:x="5cm" svg:y="24.5cm">
          <text:p text:style-name="P1"><text:span text:style-name="T1">行为特性对交通流影响</text:span></text:p>
        </draw:rect>
        <draw:connector draw:style-name="gr2" draw:text-style-name="P1" draw:layer="layout" draw:type="line" svg:x1="9.75cm" svg:y1="8cm" svg:x2="9.75cm" svg:y2="9cm" draw:start-shape="id1" draw:start-glue-point="2" draw:end-shape="id2" draw:end-glue-point="0" svg:d="m9750 8000v1000">
          <text:p/>
        </draw:connector>
        <draw:connector draw:style-name="gr2" draw:text-style-name="P1" draw:layer="layout" draw:type="line" svg:x1="9.75cm" svg:y1="11.5cm" svg:x2="5.25cm" svg:y2="13cm" draw:start-shape="id2" draw:start-glue-point="2" draw:end-shape="id3" draw:end-glue-point="0" svg:d="m9750 11500-4500 1500">
          <text:p/>
        </draw:connector>
        <draw:connector draw:style-name="gr2" draw:text-style-name="P1" draw:layer="layout" draw:type="line" svg:x1="9.75cm" svg:y1="11.5cm" svg:x2="13.75cm" svg:y2="13cm" draw:start-shape="id2" draw:start-glue-point="2" draw:end-shape="id4" draw:end-glue-point="0" svg:d="m9750 11500 4000 1500">
          <text:p/>
        </draw:connector>
        <draw:connector draw:style-name="gr2" draw:text-style-name="P1" draw:layer="layout" draw:type="line" svg:x1="5.25cm" svg:y1="15.5cm" svg:x2="10cm" svg:y2="17cm" draw:start-shape="id3" draw:start-glue-point="2" draw:end-shape="id5" draw:end-glue-point="0" svg:d="m5250 15500 4750 1500">
          <text:p/>
        </draw:connector>
        <draw:connector draw:style-name="gr2" draw:text-style-name="P1" draw:layer="layout" draw:type="line" svg:x1="13.75cm" svg:y1="15.5cm" svg:x2="10cm" svg:y2="17cm" draw:start-shape="id4" draw:start-glue-point="2" draw:end-shape="id5" draw:end-glue-point="0" svg:d="m13750 15500-3750 1500">
          <text:p/>
        </draw:connector>
        <draw:connector draw:style-name="gr2" draw:text-style-name="P1" draw:layer="layout" draw:type="line" svg:x1="10cm" svg:y1="19.5cm" svg:x2="10cm" svg:y2="21cm" draw:start-shape="id5" draw:start-glue-point="2" draw:end-shape="id6" draw:end-glue-point="0" svg:d="m10000 19500v1500">
          <text:p/>
        </draw:connector>
        <draw:connector draw:style-name="gr2" draw:text-style-name="P1" draw:layer="layout" draw:type="line" svg:x1="10cm" svg:y1="23.5cm" svg:x2="10cm" svg:y2="24.5cm" draw:start-shape="id6" draw:start-glue-point="2" draw:end-shape="id7" draw:end-glue-point="0" svg:d="m10000 235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24M24S</meta:editing-duration>
    <meta:editing-cycles>4</meta:editing-cycles>
    <meta:generator>OpenOffice.org/3.2$Win32 OpenOffice.org_project/320m18$Build-9502</meta:generator>
    <dc:date>2011-03-16T21:46:34.34</dc:date>
    <meta:document-statistic meta:object-count="14"/>
  </office:meta>
</office:document-meta>
</file>